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line-height="100%"/>
      <style:text-properties style:font-name="DejaVu Serif"/>
    </style:style>
    <style:style style:name="P3" style:family="paragraph" style:parent-style-name="Standard">
      <style:paragraph-properties fo:line-height="150%"/>
      <style:text-properties style:font-name="DejaVu Serif" fo:font-size="12pt" style:font-size-asian="10.5pt" style:font-size-complex="12pt"/>
    </style:style>
    <style:style style:name="P4" style:family="paragraph" style:parent-style-name="Standard">
      <style:paragraph-properties fo:line-height="10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.101cm"/>
      <style:text-properties style:font-name="DejaVu Serif" fo:font-size="12pt" style:font-size-asian="10.5pt" style:font-size-complex="12pt"/>
    </style:style>
    <style:style style:name="P7" style:family="paragraph" style:parent-style-name="Standard">
      <style:paragraph-properties fo:margin-top="0.101cm" fo:margin-bottom="0cm" fo:line-height="100%"/>
      <style:text-properties style:font-name="DejaVu Serif"/>
    </style:style>
    <style:style style:name="P8" style:family="paragraph" style:parent-style-name="Standard">
      <style:paragraph-properties fo:margin-top="0.199cm" fo:margin-bottom="0.101cm" fo:line-height="0.6cm"/>
      <style:text-properties style:font-name="DejaVu Serif" fo:font-size="12pt" style:font-size-asian="10.5pt" style:font-size-complex="12pt"/>
    </style:style>
    <style:style style:name="P9" style:family="paragraph" style:parent-style-name="Standard">
      <style:paragraph-properties fo:break-before="page"/>
      <style:text-properties style:font-name="DejaVu Serif"/>
    </style:style>
    <style:style style:name="P10" style:family="paragraph" style:parent-style-name="Standard">
      <style:paragraph-properties fo:line-height="10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5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style:font-name="DejaVu Serif" fo:font-size="12pt" style:font-size-asian="10.5pt" style:font-size-complex="12pt"/>
    </style:style>
    <style:style style:name="P13" style:family="paragraph" style:parent-style-name="Standard">
      <style:paragraph-properties fo:line-height="100%"/>
      <style:text-properties style:font-name="DejaVu Serif"/>
    </style:style>
    <style:style style:name="P14" style:family="paragraph" style:parent-style-name="Standard">
      <style:paragraph-properties fo:margin-top="0cm" fo:margin-bottom="0.101cm"/>
      <style:text-properties style:font-name="DejaVu Serif" fo:font-size="12pt" style:font-size-asian="10.5pt" style:font-size-complex="12pt"/>
    </style:style>
    <style:style style:name="P15" style:family="paragraph" style:parent-style-name="Standard">
      <style:paragraph-properties fo:margin-top="0.199cm" fo:margin-bottom="0.101cm" fo:line-height="0.6cm"/>
      <style:text-properties style:font-name="DejaVu Serif" fo:font-size="12pt" style:font-size-asian="10.5pt" style:font-size-complex="12pt"/>
    </style:style>
    <style:style style:name="P16" style:family="paragraph" style:parent-style-name="Standard">
      <style:paragraph-properties fo:margin-top="0.101cm" fo:margin-bottom="0cm" fo:line-height="100%"/>
      <style:text-properties style:font-name="DejaVu Serif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letter-spacing="-0.035cm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letter-spacing="-0.035cm" fo:font-weight="bold" style:font-size-asian="10.5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etter-spacing="-0.035cm"/>
    </style:style>
    <style:style style:name="T8" style:family="text">
      <style:text-properties fo:letter-spacing="-0.035cm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<text:s/>ПФ</text:span><text:tab/><text:tab/><text:tab/><text:tab/><text:tab/><text:tab/> <text:s text:c="2"/><text:tab/><text:tab/></text:p>
      <text:p text:style-name="P6"><text:tab/><text:tab/><text:tab/><text:tab/><text:span text:style-name="T6">____________</text:span><text:tab/><text:tab/>1234</text:p>
      <text:p text:style-name="P8"><text:tab/><text:tab/><text:tab/><text:tab/> <text:s/>Иванов И. И.</text:p>
      <text:p text:style-name="P3"><text:tab/><text:tab/><text:tab/><text:tab/>Улица дом-квартира</text:p>
      <text:p text:style-name="P7"><text:span text:style-name="T1"><text:tab/><text:tab/> <text:s text:c="3"/></text:span><text:span text:style-name="T2">v</text:span></text:p>
      <text:p text:style-name="P2"><text:span text:style-name="T1"><text:tab/><text:tab/><text:tab/><text:tab/><text:tab/><text:tab/><text:tab/> <text:s text:c="5"/></text:span><text:span text:style-name="T2">v</text:span></text:p>
      <text:p text:style-name="P4"/>
      <text:p text:style-name="P5"/>
      <text:p text:style-name="P2"><text:span text:style-name="T3"><text:tab/><text:tab/> <text:s text:c="3"/></text:span><text:span text:style-name="T4">1 2 3 456</text:span><text:span text:style-name="T5">-</text:span><text:span text:style-name="T4">7 8</text:span><text:span text:style-name="T5">-</text:span><text:span text:style-name="T4">9 1 2 3 4</text:span><text:span text:style-name="T5">-</text:span><text:span text:style-name="T4">5</text:span></text:p>
      <text:p text:style-name="P9"><text:span text:style-name="T6"><text:s/>ПФ</text:span><text:tab/><text:tab/><text:tab/><text:tab/><text:tab/><text:tab/> <text:s text:c="2"/><text:tab/><text:tab/></text:p>
      <text:p text:style-name="P6"><text:tab/><text:tab/><text:tab/><text:tab/><text:span text:style-name="T6">____________</text:span><text:tab/><text:tab/>1234</text:p>
      <text:p text:style-name="P8"><text:tab/><text:tab/><text:tab/><text:tab/> <text:s/>Иванов И. И.</text:p>
      <text:p text:style-name="P3"><text:tab/><text:tab/><text:tab/><text:tab/>Улица дом-квартира</text:p>
      <text:p text:style-name="P7"><text:span text:style-name="T1"><text:tab/><text:tab/> <text:s text:c="3"/></text:span><text:span text:style-name="T2">v</text:span></text:p>
      <text:p text:style-name="P2"><text:span text:style-name="T1"><text:tab/><text:tab/><text:tab/><text:tab/><text:tab/><text:tab/><text:tab/> <text:s text:c="5"/></text:span><text:span text:style-name="T2">v</text:span></text:p>
      <text:p text:style-name="P4"/>
      <text:p text:style-name="P5"/>
      <text:p text:style-name="P4"><text:span text:style-name="T7"><text:tab/><text:tab/> <text:s text:c="3"/>1 2 3 456</text:span><text:span text:style-name="T8">-</text:span><text:span text:style-name="T7">7 8</text:span><text:span text:style-name="T8">-</text:span><text:span text:style-name="T7">9 1 2 3 4</text:span><text:span text:style-name="T8">-</text:span><text:span text:style-name="T7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cm" fo:page-height="9.7cm" style:num-format="1" style:print-orientation="portrait" fo:margin-top="0.49cm" fo:margin-bottom="0.499cm" fo:margin-left="0.4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8:44:39</meta:creation-date>
    <dc:date>2012-10-08T21:08:42</dc:date>
    <meta:editing-duration>PT5H54M2S</meta:editing-duration>
    <meta:editing-cycles>16</meta:editing-cycles>
    <meta:generator>LibreOffice/3.5$Linux_X86_64 LibreOffice_project/350m1$Build-2</meta:generator>
    <meta:print-date>2012-10-08T17:51:12</meta:print-date>
    <meta:document-statistic meta:table-count="0" meta:image-count="0" meta:object-count="0" meta:page-count="2" meta:paragraph-count="14" meta:word-count="38" meta:character-count="256" meta:non-whitespace-character-count="128"/>
  </office:meta>
</office:document-meta>
</file>